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Stack.pri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ntStack.elementAt( int dep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Stack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Stack.ensureCapacity( int siz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tStack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Stack.push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Stack.p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Stack.pee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